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ABCB62B609A3D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7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text-properties officeooo:rsid="001d9b1c" officeooo:paragraph-rsid="001d9b1c" fo:background-color="transparent"/>
    </style:style>
    <style:style style:name="P10" style:family="paragraph" style:parent-style-name="Table_20_Contents">
      <style:text-properties officeooo:rsid="0026e5cd" officeooo:paragraph-rsid="002e3f47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12" style:family="paragraph" style:parent-style-name="Table_20_Contents">
      <style:text-properties officeooo:paragraph-rsid="001a5680"/>
    </style:style>
    <style:style style:name="P13" style:family="paragraph" style:parent-style-name="Table_20_Contents">
      <style:paragraph-properties fo:text-align="start" style:justify-single-word="false"/>
      <style:text-properties officeooo:rsid="00325d91" officeooo:paragraph-rsid="00325d91"/>
    </style:style>
    <style:style style:name="P14" style:family="paragraph" style:parent-style-name="Table_20_Contents">
      <style:text-properties officeooo:paragraph-rsid="00325d91"/>
    </style:style>
    <style:style style:name="P15" style:family="paragraph" style:parent-style-name="Table_20_Contents">
      <style:paragraph-properties fo:text-align="start" style:justify-single-word="false"/>
      <style:text-properties officeooo:rsid="0032a9d2" officeooo:paragraph-rsid="0032a9d2"/>
    </style:style>
    <style:style style:name="P16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9" style:family="paragraph" style:parent-style-name="Standard" style:list-style-name="L1">
      <style:paragraph-properties fo:orphans="2" fo:widows="2"/>
      <style:text-properties fo:font-variant="normal" fo:text-transform="none" fo:color="#222222" style:font-name="Arial1" fo:font-size="9.75pt" fo:letter-spacing="normal" fo:font-style="normal" fo:font-weight="normal"/>
    </style:style>
    <style:style style:name="P20" style:family="paragraph" style:parent-style-name="Standard" style:list-style-name="L1">
      <style:paragraph-properties fo:orphans="2" fo:widows="2"/>
      <style:text-properties fo:font-variant="normal" fo:text-transform="none" fo:color="#222222" style:font-name="arial" fo:font-size="9pt" fo:letter-spacing="normal" fo:font-style="normal" fo:font-weight="normal"/>
    </style:style>
    <style:style style:name="P21" style:family="paragraph" style:list-style-name="L3"/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fe88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325d91" fo:background-color="transparent" loext:char-shading-value="0"/>
    </style:style>
    <style:style style:name="T10" style:family="text">
      <style:text-properties officeooo:rsid="003391ae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325d91"/>
    </style:style>
    <style:style style:name="T14" style:family="text">
      <style:text-properties officeooo:rsid="003391ae"/>
    </style:style>
    <style:style style:name="T15" style:family="text">
      <style:text-properties style:font-name="Arial1" fo:font-size="9.75pt"/>
    </style:style>
    <style:style style:name="T16" style:family="text">
      <style:text-properties fo:font-variant="normal" fo:text-transform="none" fo:color="#222222" style:font-name="Arial1" fo:font-size="9.75pt" fo:letter-spacing="normal" fo:font-style="normal" fo:font-weight="normal"/>
    </style:style>
    <style:style style:name="T17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9pt" fo:letter-spacing="normal" fo:font-style="normal" fo:font-weight="normal" fo:background-color="#ffffff" loext:char-shading-value="0"/>
    </style:style>
    <style:style style:name="T19" style:family="text">
      <style:text-properties officeooo:rsid="0035fe8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>sp. zn. </text:span><text:span text:style-name="T9">RV </text:span><text:span text:style-name="T10">6</text:span><text:span text:style-name="T9">7/201</text:span><text:span text:style-name="T10">7</text:span></text:p>
      <text:p text:style-name="P16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8"><text:span text:style-name="T3">Zadavatel</text:span><text:span text:style-name="T6">:</text:span></text:p>
          </table:table-cell>
          <table:table-cell table:style-name="Tabulka1.A1" office:value-type="string">
            <text:p text:style-name="P11"><text:span text:style-name="T3">Česká pirátská strana</text:span>, mediální odbor:</text:p>
            <text:p text:style-name="P11">Mikuláš Ferjenčík, <text:span text:style-name="T13">vedoucí, </text:span>mikulas.ferjencik@pirati.cz </text:p>
            <text:p text:style-name="P15">Jiří Hoskovec, jiri.hoskovec@pirati.cz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Dodavatel</text:span><text:span text:style-name="T6">:</text:span></text:p>
          </table:table-cell>
          <table:table-cell table:style-name="Tabulka1.A1" office:value-type="string">
            <text:p text:style-name="P12"><text:span text:style-name="T11">Jméno</text:span>: Daniel Galuszka</text:p>
            <text:p text:style-name="Table_20_Contents"><text:span text:style-name="T13">IČO: </text:span>06636551<text:span text:style-name="T13">, místo podnikání: Bohumín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Standard">Asistent MO</text:p>
            <text:list xml:id="list4611622766379663158" text:style-name="L3">
              <text:list-item>
                <text:p>rešerše a tvorba mediálních textů pro potřeby MO</text:p>
              </text:list-item>
              <text:list-item>
                <text:p>Administrativní podpora MO </text:p>
              </text:list-item>
            </text:list>
            <text:p text:style-name="Table_20_Contents"/>
            <text:p text:style-name="P12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Smluvní typ</text:span>:</text:p>
          </table:table-cell>
          <table:table-cell table:style-name="Tabulka1.A1" office:value-type="string">
            <text:p text:style-name="P13">Příkazní smlouva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Místo plnění</text:span>:</text:p>
          </table:table-cell>
          <table:table-cell table:style-name="Tabulka1.A1" office:value-type="string">
            <text:p text:style-name="P9">Česká republika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Odměna</text:span>:</text:p>
          </table:table-cell>
          <table:table-cell table:style-name="Tabulka1.A1" office:value-type="string">
            <text:p text:style-name="P14"><text:span text:style-name="T12"><text:s/></text:span>• <text:span text:style-name="T14">paušální</text:span> odměna: <text:span text:style-name="T19">10 000</text:span> Kč</text:p>
            <text:p text:style-name="P14"><text:s/>• úkolová odměna: až <text:span text:style-name="T19">2</text:span>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3">Termín provedení</text:span>:</text:p>
          </table:table-cell>
          <table:table-cell table:style-name="Tabulka1.A1" office:value-type="string">
            <text:p text:style-name="P10">Od 0<text:span text:style-name="T14">1</text:span>-04-201<text:span text:style-name="T14">8</text:span> na neurčito</text:p>
          </table:table-cell>
        </table:table-row>
      </table:table>
      <text:p text:style-name="P6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2">Praze</text:span> dne <text:span text:style-name="T13">01-04-2018</text:span></text:p>
      <text:p text:style-name="P5">Za zadavatele: <text:tab/><text:tab/><text:tab/>Za dodavatele: </text:p>
      <text:p text:style-name="P22"><text:span text:style-name="T13">Mikuláš Ferjenčík</text:span><text:tab/><text:tab/><text:tab/>Daniel Galuszka</text:p>
      <text:p text:style-name="P5">….................<text:tab/><text:tab/><text:tab/>…................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, 'Arial Unicode MS'"/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4ABCB62B609A3D80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04T11:11:06.883402464</dc:date>
    <meta:editing-cycles>118</meta:editing-cycles>
    <meta:editing-duration>P24DT13H30M15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3" meta:word-count="163" meta:character-count="1186" meta:non-whitespace-character-count="1041"/>
    <meta:user-defined meta:name="Informace 1"/>
    <meta:user-defined meta:name="Informace 2"/>
    <meta:user-defined meta:name="Informace 3"/>
    <meta:user-defined meta:name="Informace 4"/>
  </office:meta>
</office:document-meta>
</file>